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331.46pt"/>
    </style:style>
    <style:style style:name="co3" style:family="table-column">
      <style:table-column-properties fo:break-before="auto" style:column-width="212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s kaip sistemos savininkas noriu, kad butu sukurtas vienas sistemos administratorius tam, kad butu galima kurti kitus vartotojus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As kaip administratorius noriu tureti galimybe kurti kitus administratorius, tam, kad jie galetu administruoti sistema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As kaip administratorius noriu tureti isskirtine teise kurti pardavejus tam, kad butu pardavejas galetu vykdyti savo funkcijas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A kaip administratorius noriu tureti teise registruoti nauja vartotoja tam, kad jis galetu pirkti knygas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As kaip administratorius noriu tureti galimybe registruoti knygas, kad galima butu jas pardavinet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administratorius noriu vesti knygu pardavimo apskaita tam, kad galima butu rengti ataskaita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pardavejas noriu tureti galimybe registruoti vartototoja tam, kad jis galetu pirkti knyga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pardavejas noriu tureti galimybe matyti knygu kataloga tam, kad zinociau, kas yra parduodam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pardavejas noriu tureti galimybe formuoti prekiu krepseli tam, kad galeciau parduoti knyga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pardavejas noriu tureti galimybe israsyti pardavimo dokumentus tam, kad vartotojai galetu atsiskaityti pasirinktu budu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vartotojas noriu tureti galimybe formuoti prekiu krepseli tam, kad galeciau isigyti norimas knyga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vartotojas noriu registruotis sistemoje tam, kad galeciau pirkti knyga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vartotojas noriu galeti rasyti atsiliepimus apie knygas ir balsuoti uz jas tam, kad isreiksciau savo nuomo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vartotojas noriu galeti perziureti knygu populiarumo statistika tam, kad padetu issirinkti knyga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vartotojas noriu galeti ieskoti norimos knygos, kad suzinociau, ar ji yra parduodam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neregistruotas vartotojas noriu galeti matyti knygu kataloga, kad galeciau atlikti knygu paieska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 kaip sistemos naudotojas noriu tureti galimybe gauti pagalba, tam, kad galeciau naudotis sistem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kaip sistemos naudotojas noriu tureti galimybe keisti savo slaptazodi tam, kad butu uztikrintas saugumas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1:45:55.296362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10:23.878621615</meta:creation-date>
    <dc:date>2018-12-05T12:22:37.925854149</dc:date>
    <meta:editing-duration>PT31M29S</meta:editing-duration>
    <meta:editing-cycles>6</meta:editing-cycles>
    <meta:generator>LibreOffice/6.0.6.2$Linux_X86_64 LibreOffice_project/00m0$Build-2</meta:generator>
    <meta:document-statistic meta:table-count="1" meta:cell-count="18" meta:object-count="0"/>
  </office:meta>
</office:document-meta>
</file>